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0800000008121C2538.png"/>
  <manifest:file-entry manifest:media-type="image/png" manifest:full-path="Pictures/10000000000004BF000001FD378B7277.png"/>
  <manifest:file-entry manifest:media-type="image/png" manifest:full-path="Pictures/10000000000001F0000000EFF401E562.png"/>
  <manifest:file-entry manifest:media-type="image/png" manifest:full-path="Pictures/100000000000012500000171AE800B92.png"/>
  <manifest:file-entry manifest:media-type="image/png" manifest:full-path="Pictures/10000000000002270000012BB513D0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5.041cm"/>
    </style:style>
    <style:style style:name="gr3" style:family="graphic" style:parent-style-name="standard">
      <style:graphic-properties svg:stroke-width="0.1cm" svg:stroke-color="#663300" draw:marker-start-width="0.35cm" draw:marker-end-width="0.35cm" draw:fill="hatch" draw:fill-color="#ffd320" draw:fill-hatch-name="Black_20_45_20_Degrees" draw:fill-hatch-solid="false" draw:textarea-vertical-align="middle" fo:padding-top="0.175cm" fo:padding-bottom="0.175cm" fo:padding-left="0.3cm" fo:padding-right="0.3cm"/>
    </style:style>
    <style:style style:name="gr4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8" style:family="graphic" style:parent-style-name="Default_5f_1">
      <style:graphic-properties draw:stroke="none" svg:stroke-color="#000000" draw:fill="none" draw:fill-color="#ffffff" fo:min-height="2.127cm"/>
    </style:style>
    <style:style style:name="gr9" style:family="graphic" style:parent-style-name="Default_5f_1">
      <style:graphic-properties draw:stroke="none" svg:stroke-color="#000000" draw:fill="none" draw:fill-color="#ffffff" fo:min-height="0.831cm"/>
    </style:style>
    <style:style style:name="gr10" style:family="graphic" style:parent-style-name="Default_5f_1">
      <style:graphic-properties draw:stroke="none" svg:stroke-color="#000000" draw:fill="none" draw:fill-color="#ffffff" fo:min-height="1.417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4" style:family="graphic" style:parent-style-name="standard">
      <style:graphic-properties svg:stroke-width="0.1cm" svg:stroke-color="#6666ff" draw:marker-start-width="0.35cm" draw:marker-end-width="0.35cm" draw:fill="hatch" draw:fill-color="#ffd320" draw:fill-hatch-name="Hatch_20_3" draw:fill-hatch-solid="fals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_20__28_var_29_"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_20__28_var_29_" svg:stroke-width="0.05cm" svg:stroke-color="#ff3333" draw:marker-start-width="0.2cm" draw:marker-end-width="0.2cm" draw:fill="none" draw:fill-color="#cfe7f5" draw:fill-hatch-solid="fals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2cm" svg:stroke-color="#000000" draw:marker-start-width="0.23cm" draw:marker-end-width="0.23cm" draw:fill="bitmap" draw:fill-color="#cfe7f5" draw:fill-image-name="Bitmape_20_1" draw:textarea-vertical-align="middle" fo:padding-top="0.135cm" fo:padding-bottom="0.135cm" fo:padding-left="0.26cm" fo:padding-right="0.26cm"/>
    </style:style>
    <style:style style:name="gr28" style:family="graphic" style:parent-style-name="measure" style:list-style-name="L1">
      <style:graphic-properties draw:textarea-vertical-align="middle" draw:line-distance="0.522cm" draw:placing="above" draw:decimal-places="0" style:protect="size"/>
    </style:style>
    <style:style style:name="gr29" style:family="graphic" style:parent-style-name="measure" style:list-style-name="L1">
      <style:graphic-properties draw:textarea-vertical-align="middle" draw:line-distance="0.899cm" draw:placing="below" draw:decimal-places="0" style:protect="size"/>
    </style:style>
    <style:style style:name="gr30" style:family="graphic" style:parent-style-name="measure" style:list-style-name="L1">
      <style:graphic-properties draw:textarea-vertical-align="middle" draw:line-distance="1.106cm" draw:placing="below" draw:decimal-places="0"/>
    </style:style>
    <style:style style:name="gr31" style:family="graphic" style:parent-style-name="measure" style:list-style-name="L1">
      <style:graphic-properties draw:textarea-vertical-align="middle" draw:line-distance="0.587cm" draw:placing="above" draw:decimal-places="0"/>
    </style:style>
    <style:style style:name="gr32" style:family="graphic" style:parent-style-name="measure" style:list-style-name="L1">
      <style:graphic-properties draw:textarea-vertical-align="middle" draw:line-distance="2.077cm" draw:placing="below" draw:decimal-places="0"/>
    </style:style>
    <style:style style:name="gr33" style:family="graphic" style:parent-style-name="measure" style:list-style-name="L1">
      <style:graphic-properties draw:textarea-vertical-align="middle" draw:line-distance="1.013cm" draw:placing="below" draw:decimal-places="0"/>
    </style:style>
    <style:style style:name="gr34" style:family="graphic" style:parent-style-name="measure" style:list-style-name="L1">
      <style:graphic-properties draw:textarea-vertical-align="middle" draw:line-distance="1.123cm" draw:placing="above" draw:decimal-places="0"/>
    </style:style>
    <style:style style:name="gr35" style:family="graphic" style:parent-style-name="measure" style:list-style-name="L1">
      <style:graphic-properties draw:textarea-vertical-align="middle" draw:line-distance="1.123cm" draw:placing="above" draw:decimal-places="0"/>
    </style:style>
    <style:style style:name="gr3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7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style:writing-mode="lr-tb"/>
      <style:text-properties fo:font-size="9pt" style:font-size-asian="9pt" style:font-size-complex="9pt"/>
    </style:style>
    <style:style style:name="P7" style:family="paragraph"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18pt"/>
    </style:style>
    <style:style style:name="T1" style:family="text">
      <style:text-properties fo:font-size="105.599998474121pt" style:font-size-asian="105.599998474121pt" style:font-size-complex="105.59999847412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2" draw:layer="layout" svg:width="31.974cm" svg:height="5.291cm" svg:x="5.7cm" svg:y="4.36cm">
          <draw:text-box>
            <text:p><text:span text:style-name="T1">Archade Keyboard</text:span></text:p>
          </draw:text-box>
        </draw:frame>
      </draw:page>
      <draw:page draw:name="page2" draw:style-name="dp1" draw:master-page-name="Title_25_20Block_25_20Simple">
        <office:forms form:automatic-focus="false" form:apply-design-mode="false"/>
        <draw:rect draw:style-name="gr3" draw:text-style-name="P1" draw:layer="layout" svg:width="12.05cm" svg:height="5.8cm" svg:x="5.375cm" svg:y="17.359cm">
          <text:p/>
        </draw:rect>
        <draw:g>
          <draw:rect draw:style-name="gr4" draw:text-style-name="P1" draw:layer="layout" svg:width="39.911cm" svg:height="27.372cm" draw:transform="rotate (0.0001745329251994) translate (1cm 1.007cm)">
            <text:p/>
          </draw:rect>
          <draw:line draw:style-name="gr5" draw:text-style-name="P1" draw:layer="layout" svg:x1="1cm" svg:y1="24.056cm" svg:x2="40.915cm" svg:y2="24.056cm">
            <text:p/>
          </draw:line>
          <draw:line draw:style-name="gr6" draw:text-style-name="P1" draw:layer="layout" svg:x1="1cm" svg:y1="26.064cm" svg:x2="27.55cm" svg:y2="26.074cm">
            <text:p/>
          </draw:line>
          <draw:line draw:style-name="gr6" draw:text-style-name="P1" draw:layer="layout" svg:x1="20.345cm" svg:y1="24.059cm" svg:x2="20.345cm" svg:y2="28.382cm">
            <text:p/>
          </draw:line>
          <draw:line draw:style-name="gr6" draw:text-style-name="P1" draw:layer="layout" svg:x1="27.55cm" svg:y1="24.057cm" svg:x2="27.55cm" svg:y2="28.236cm">
            <text:p/>
          </draw:line>
          <draw:line draw:style-name="gr6" draw:text-style-name="P1" draw:layer="layout" svg:x1="27.55cm" svg:y1="24.057cm" svg:x2="27.55cm" svg:y2="28.38cm">
            <text:p/>
          </draw:line>
          <draw:line draw:style-name="gr6" draw:text-style-name="P1" draw:layer="layout" svg:x1="17.319cm" svg:y1="24.06cm" svg:x2="17.319cm" svg:y2="28.383cm">
            <text:p/>
          </draw:line>
          <draw:line draw:style-name="gr6" draw:text-style-name="P1" draw:layer="layout" svg:x1="23.227cm" svg:y1="24.057cm" svg:x2="23.227cm" svg:y2="28.38cm">
            <text:p/>
          </draw:line>
          <draw:frame draw:style-name="gr7" draw:text-style-name="P2" draw:layer="layout" svg:width="6.762cm" svg:height="1.387cm" draw:transform="rotate (0.0003490658503988) translate (31.585cm 24.2cm)">
            <draw:text-box>
              <text:p><text:span text:style-name="T2">Business Name Here</text:span><text:span text:style-name="T3"> </text:span></text:p>
            </draw:text-box>
          </draw:frame>
          <draw:frame draw:style-name="gr8" draw:text-style-name="P3" draw:layer="layout" svg:width="6.34cm" svg:height="2.377cm" draw:transform="rotate (0.0003490658503988) translate (32.738cm 25.353cm)">
            <draw:text-box>
              <text:p text:style-name="P1"><text:span text:style-name="T2">Address Here</text:span></text:p>
            </draw:text-box>
          </draw:frame>
          <draw:frame draw:style-name="gr9" draw:text-style-name="P4" draw:layer="layout" svg:width="7.925cm" svg:height="1.081cm" draw:transform="rotate (0.0001745329251994) translate (32.451cm 27.226cm)">
            <draw:text-box>
              <text:p><text:span text:style-name="T4">email@youremail.com</text:span></text:p>
            </draw:text-box>
          </draw:frame>
          <draw:frame draw:style-name="gr10" draw:text-style-name="P5" draw:layer="layout" svg:width="2.564cm" svg:height="1.667cm" svg:x="1.468cm" svg:y="24.135cm">
            <draw:text-box>
              <text:p><text:span text:style-name="T5">CAD:</text:span></text:p>
            </draw:text-box>
          </draw:frame>
          <draw:frame draw:style-name="gr11" draw:text-style-name="P5" draw:layer="layout" svg:width="2.065cm" svg:height="1.014cm" svg:x="1.432cm" svg:y="26.219cm">
            <draw:text-box>
              <text:p><text:span text:style-name="T5">Title:</text:span></text:p>
            </draw:text-box>
          </draw:frame>
          <draw:frame draw:style-name="gr12" draw:text-style-name="P6" draw:layer="layout" svg:width="3.249cm" svg:height="0.875cm" svg:x="17.175cm" svg:y="25.357cm">
            <draw:text-box>
              <text:p><text:span text:style-name="T6">Drawing No.</text:span></text:p>
            </draw:text-box>
          </draw:frame>
          <draw:frame draw:style-name="gr13" draw:text-style-name="P6" draw:layer="layout" svg:width="2.005cm" svg:height="0.875cm" svg:x="17.819cm" svg:y="27.504cm">
            <draw:text-box>
              <text:p><text:span text:style-name="T6">Scale.</text:span></text:p>
            </draw:text-box>
          </draw:frame>
          <draw:frame draw:style-name="gr14" draw:text-style-name="P6" draw:layer="layout" svg:width="2.999cm" svg:height="0.875cm" svg:x="20.345cm" svg:y="25.351cm">
            <draw:text-box>
              <text:p><text:span text:style-name="T6">Project No.</text:span></text:p>
            </draw:text-box>
          </draw:frame>
          <draw:frame draw:style-name="gr15" draw:text-style-name="P6" draw:layer="layout" svg:width="2.176cm" svg:height="0.875cm" svg:x="20.779cm" svg:y="27.494cm">
            <draw:text-box>
              <text:p><text:span text:style-name="T6">Drawn.</text:span></text:p>
            </draw:text-box>
          </draw:frame>
          <draw:frame draw:style-name="gr16" draw:text-style-name="P6" draw:layer="layout" svg:width="1.821cm" svg:height="0.875cm" svg:x="24.288cm" svg:y="25.354cm">
            <draw:text-box>
              <text:p><text:span text:style-name="T6">Date.</text:span></text:p>
            </draw:text-box>
          </draw:frame>
          <draw:frame draw:style-name="gr17" draw:text-style-name="P6" draw:layer="layout" svg:width="2.961cm" svg:height="0.875cm" svg:x="24.093cm" svg:y="27.567cm">
            <draw:text-box>
              <text:p><text:span text:style-name="T6">Revision.</text:span></text:p>
            </draw:text-box>
          </draw:frame>
          <draw:frame draw:style-name="gr18" draw:text-style-name="P2" draw:layer="layout" svg:width="1.736cm" svg:height="1.532cm" svg:x="18.04cm" svg:y="24.348cm">
            <draw:text-box>
              <text:p><text:span text:style-name="T3">01</text:span></text:p>
            </draw:text-box>
          </draw:frame>
          <draw:frame draw:style-name="gr19" draw:text-style-name="P4" draw:layer="layout" svg:width="2.119cm" svg:height="1.195cm" svg:x="17.787cm" svg:y="26.249cm">
            <draw:text-box>
              <text:p><text:span text:style-name="T7">1:2</text:span></text:p>
            </draw:text-box>
          </draw:frame>
          <draw:frame draw:style-name="gr20" draw:text-style-name="P7" draw:layer="layout" svg:width="3.799cm" svg:height="1.045cm" svg:x="23.371cm" svg:y="24.597cm">
            <draw:text-box>
              <text:p><text:span text:style-name="T2">2019/04/10</text:span></text:p>
            </draw:text-box>
          </draw:frame>
          <draw:frame draw:style-name="gr21" draw:text-style-name="P2" draw:layer="layout" svg:width="1.737cm" svg:height="1.388cm" svg:x="24.407cm" svg:y="26.25cm">
            <draw:text-box>
              <text:p><text:span text:style-name="T3">01</text:span></text:p>
            </draw:text-box>
          </draw:frame>
          <draw:frame draw:style-name="gr22" draw:text-style-name="P1" draw:layer="layout" svg:width="2.738cm" svg:height="3.227cm" svg:x="28.234cm" svg:y="24.719cm">
            <draw:image xlink:href="Pictures/100000000000012500000171AE800B92.png" xlink:type="simple" xlink:show="embed" xlink:actuate="onLoad">
              <text:p/>
            </draw:image>
          </draw:frame>
          <draw:frame draw:style-name="gr23" draw:text-style-name="P2" draw:layer="layout" svg:width="9.166cm" svg:height="1.612cm" draw:transform="rotate (0.0001745329251994) translate (3.708cm 26.487cm)">
            <draw:text-box>
              <text:p><text:span text:style-name="T8">xxxxxx</text:span><text:span text:style-name="T3"> </text:span></text:p>
            </draw:text-box>
          </draw:frame>
        </draw:g>
        <draw:rect draw:style-name="gr24" draw:text-style-name="P1" draw:layer="layout" svg:width="12.5cm" svg:height="6.25cm" svg:x="5.056cm" svg:y="2.198cm">
          <text:p/>
        </draw:rect>
        <draw:rect draw:style-name="gr24" draw:text-style-name="P1" draw:layer="layout" svg:width="12.5cm" svg:height="0.075cm" svg:x="5.053cm" svg:y="9.944cm">
          <text:p/>
        </draw:rect>
        <draw:rect draw:style-name="gr24" draw:text-style-name="P1" draw:layer="layout" svg:width="0.075cm" svg:height="6.25cm" svg:x="19.119cm" svg:y="2.172cm">
          <text:p/>
        </draw:rect>
        <draw:rect draw:style-name="gr3" draw:text-style-name="P1" draw:layer="layout" svg:width="12.5cm" svg:height="2.5cm" svg:x="5.044cm" svg:y="11.544cm">
          <text:p/>
        </draw:rect>
        <draw:rect draw:style-name="gr3" draw:text-style-name="P1" draw:layer="layout" svg:width="12.05cm" svg:height="0.225cm" svg:x="5.261cm" svg:y="11.175cm">
          <text:p/>
        </draw:rect>
        <draw:rect draw:style-name="gr3" draw:text-style-name="P1" draw:layer="layout" svg:width="2.5cm" svg:height="6.25cm" svg:x="19.697cm" svg:y="2.166cm">
          <text:p/>
        </draw:rect>
        <draw:rect draw:style-name="gr3" draw:text-style-name="P1" draw:layer="layout" svg:width="0.225cm" svg:height="5.55cm" svg:x="19.336cm" svg:y="2.532cm">
          <text:p/>
        </draw:rect>
        <draw:rect draw:style-name="gr25" draw:text-style-name="P1" draw:layer="layout" svg:width="0.225cm" svg:height="2.5cm" svg:x="17.32cm" svg:y="11.537cm">
          <text:p/>
        </draw:rect>
        <draw:rect draw:style-name="gr25" draw:text-style-name="P1" draw:layer="layout" svg:width="0.225cm" svg:height="2.5cm" svg:x="5.093cm" svg:y="11.554cm">
          <text:p/>
        </draw:rect>
        <draw:rect draw:style-name="gr25" draw:text-style-name="P1" draw:layer="layout" svg:width="2.5cm" svg:height="0.225cm" svg:x="19.686cm" svg:y="8.185cm">
          <text:p/>
        </draw:rect>
        <draw:rect draw:style-name="gr25" draw:text-style-name="P1" draw:layer="layout" svg:width="2.5cm" svg:height="0.225cm" svg:x="19.669cm" svg:y="2.203cm">
          <text:p/>
        </draw:rect>
        <draw:rect draw:style-name="gr26" draw:text-style-name="P1" draw:layer="layout" svg:width="12.05cm" svg:height="0.225cm" svg:x="5.294cm" svg:y="13.788cm">
          <text:p/>
        </draw:rect>
        <draw:rect draw:style-name="gr26" draw:text-style-name="P1" draw:layer="layout" svg:width="0.225cm" svg:height="5.55cm" svg:x="21.932cm" svg:y="2.515cm">
          <text:p/>
        </draw:rect>
        <draw:ellipse draw:style-name="gr27" draw:text-style-name="P1" draw:layer="layout" svg:width="0.608cm" svg:height="0.575cm" svg:x="5.718cm" svg:y="12.95cm">
          <text:p/>
        </draw:ellipse>
        <draw:measure draw:style-name="gr28" draw:text-style-name="P8" draw:layer="measurelines" svg:x1="17.546cm" svg:y1="14.241cm" svg:x2="5.048cm" svg:y2="14.201cm">
          <text:p text:style-name="P8"><text:measure text:kind="gap"/><text:measure text:kind="value">500</text:measure> <text:measure text:kind="unit">mm</text:measure><text:measure text:kind="gap"/></text:p>
        </draw:measure>
        <draw:measure draw:style-name="gr29" draw:text-style-name="P8" draw:layer="layout" svg:x1="17.572cm" svg:y1="14.083cm" svg:x2="17.559cm" svg:y2="11.588cm">
          <text:p text:style-name="P8"><text:measure text:kind="gap"/><text:measure text:kind="value">100</text:measure> <text:measure text:kind="unit">mm</text:measure><text:measure text:kind="gap"/></text:p>
        </draw:measure>
        <draw:measure draw:style-name="gr30" draw:text-style-name="P8" draw:layer="layout" svg:x1="19.679cm" svg:y1="8.544cm" svg:x2="22.172cm" svg:y2="8.529cm">
          <text:p text:style-name="P8"><text:measure text:kind="gap"/><text:measure text:kind="value">100</text:measure> <text:measure text:kind="unit">mm</text:measure><text:measure text:kind="gap"/></text:p>
        </draw:measure>
        <draw:measure draw:style-name="gr31" draw:text-style-name="P8" draw:layer="measurelines" svg:x1="5.263cm" svg:y1="11.117cm" svg:x2="17.313cm" svg:y2="11.117cm">
          <text:p text:style-name="P8"><text:measure text:kind="gap"/><text:measure text:kind="value">482</text:measure> <text:measure text:kind="unit">mm</text:measure><text:measure text:kind="gap"/></text:p>
        </draw:measure>
        <draw:measure draw:style-name="gr32" draw:text-style-name="P8" draw:layer="layout" svg:x1="17.333cm" svg:y1="11.38cm" svg:x2="17.333cm" svg:y2="11.164cm">
          <text:p text:style-name="P8"><text:measure text:kind="gap"/><text:measure text:kind="value">9</text:measure> <text:measure text:kind="unit">mm</text:measure><text:measure text:kind="gap"/></text:p>
        </draw:measure>
        <draw:rect draw:style-name="gr3" draw:text-style-name="P1" draw:layer="layout" svg:width="12.616cm" svg:height="0.225cm" svg:x="5.103cm" svg:y="16.911cm">
          <text:p/>
        </draw:rect>
        <draw:rect draw:style-name="gr3" draw:text-style-name="P1" draw:layer="layout" svg:width="0.225cm" svg:height="6.295cm" svg:x="17.601cm" svg:y="17.12cm">
          <text:p/>
        </draw:rect>
        <draw:measure draw:style-name="gr33" draw:text-style-name="P8" draw:layer="layout" svg:x1="22.324cm" svg:y1="8.411cm" svg:x2="22.325cm" svg:y2="2.171cm">
          <text:p text:style-name="P8"><text:measure text:kind="gap"/><text:measure text:kind="value">250</text:measure> <text:measure text:kind="unit">mm</text:measure><text:measure text:kind="gap"/></text:p>
        </draw:measure>
        <draw:rect draw:style-name="gr3" draw:text-style-name="P1" draw:layer="layout" svg:width="0.225cm" svg:height="6.295cm" svg:x="4.96cm" svg:y="17.141cm">
          <text:p/>
        </draw:rect>
        <draw:rect draw:style-name="gr3" draw:text-style-name="P1" draw:layer="layout" svg:width="12.616cm" svg:height="0.225cm" svg:x="5.124cm" svg:y="23.336cm">
          <text:p/>
        </draw:rect>
        <draw:measure draw:style-name="gr34" draw:text-style-name="P8" draw:layer="layout" svg:x1="5.397cm" svg:y1="17.345cm" svg:x2="17.408cm" svg:y2="17.387cm">
          <text:p text:style-name="P8"><text:measure text:kind="gap"/><text:measure text:kind="value">480</text:measure> <text:measure text:kind="unit">mm</text:measure><text:measure text:kind="gap"/></text:p>
        </draw:measure>
        <draw:measure draw:style-name="gr35" draw:text-style-name="P8" draw:layer="layout" svg:x1="18.295cm" svg:y1="17.558cm" svg:x2="18.295cm" svg:y2="23.351cm">
          <text:p text:style-name="P8"><text:measure text:kind="gap"/><text:measure text:kind="value">232</text:measure> <text:measure text:kind="unit">mm</text:measure><text:measure text:kind="gap"/></text:p>
        </draw:measure>
        <draw:custom-shape draw:style-name="gr36" draw:text-style-name="P1" draw:layer="layout" svg:width="2.151cm" svg:height="1.045cm" svg:x="1.523cm" svg:y="16.644cm">
          <text:p text:style-name="P1">BASE</text:p>
          <draw:enhanced-geometry svg:viewBox="0 0 21600 21600" draw:mirror-horizontal="false" draw:type="line-callout-1" draw:modifiers="46281.4126394052 50386.2332695985 -2499.25650557621 11460.80305927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1" draw:layer="layout" svg:width="2.151cm" svg:height="1.045cm" svg:x="1.443cm" svg:y="19.05cm">
          <text:p text:style-name="P1">LID</text:p>
          <draw:enhanced-geometry svg:viewBox="0 0 21600 21600" draw:mirror-horizontal="false" draw:type="line-callout-1" draw:modifiers="46281.4126394052 50386.2332695985 -2499.25650557621 11460.80305927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Title_25_20Block_25_20Simple">
        <office:forms form:automatic-focus="false" form:apply-design-mode="false"/>
        <draw:rect draw:style-name="gr1" draw:text-style-name="P1" draw:layer="layout" svg:width="38.265cm" svg:height="25.752cm" svg:x="2.093cm" svg:y="2.123cm">
          <text:p/>
        </draw:rect>
        <draw:frame draw:style-name="gr2" draw:text-style-name="P9" draw:layer="layout" svg:width="31.974cm" svg:height="5.291cm" svg:x="5.7cm" svg:y="4.36cm">
          <draw:text-box>
            <text:p><text:span text:style-name="T1">Appendix</text:span></text:p>
          </draw:text-box>
        </draw:frame>
      </draw:page>
      <draw:page draw:name="page4" draw:style-name="dp1" draw:master-page-name="Title_25_20Block_25_20Simple">
        <office:forms form:automatic-focus="false" form:apply-design-mode="false"/>
        <draw:frame draw:style-name="gr37" draw:text-style-name="P1" draw:layer="layout" svg:width="14.578cm" svg:height="7.91cm" svg:x="24.721cm" svg:y="1.672cm">
          <draw:image xlink:href="Pictures/10000000000002270000012BB513D024.png" xlink:type="simple" xlink:show="embed" xlink:actuate="onLoad">
            <text:p/>
          </draw:image>
        </draw:frame>
        <draw:frame draw:style-name="gr37" draw:text-style-name="P1" draw:layer="layout" svg:width="27.141cm" svg:height="11.614cm" svg:x="2.634cm" svg:y="15.131cm">
          <draw:image xlink:href="Pictures/10000000000004BF000001FD378B7277.png" xlink:type="simple" xlink:show="embed" xlink:actuate="onLoad">
            <text:p/>
          </draw:image>
        </draw:frame>
        <draw:frame draw:style-name="gr37" draw:text-style-name="P1" draw:layer="layout" svg:width="13.122cm" svg:height="6.323cm" svg:x="2.531cm" svg:y="2.017cm">
          <draw:image xlink:href="Pictures/10000000000001F0000000EFF401E5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" draw:display-name="Black 45 Degrees" draw:style="single" draw:color="#ff6600" draw:distance="0.102cm" draw:rotation="450"/>
    <draw:hatch draw:name="Hatch_20_3" draw:display-name="Hatch 3" draw:style="single" draw:color="#6666ff" draw:distance="0.352cm" draw:rotation="450"/>
    <draw:fill-image draw:name="Bitmape_20_1" draw:display-name="Bitmape 1" xlink:href="Pictures/100000000000000800000008121C2538.png" xlink:type="simple" xlink:show="embed" xlink:actuate="onLoad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loext:opacity="0%"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19-07-10T17:19:46.58</meta:creation-date>
    <dc:date>2022-04-28T15:53:20.94</dc:date>
    <meta:editing-duration>PT15H29M23S</meta:editing-duration>
    <meta:editing-cycles>42</meta:editing-cycles>
    <meta:generator>OpenOffice/4.1.11$Win32 OpenOffice.org_project/4111m1$Build-9808</meta:generator>
    <dc:creator>m p</dc:creator>
    <meta:document-statistic meta:object-count="62"/>
  </office:meta>
</office:document-meta>
</file>